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orDAOImpl.dequeueMessage( CorrelationKey correlation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relatorDAOImpl.Correlator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rrelatorDAOImpl.enqueueMessage( MessageExchangeDAO mex , CorrelationKey [ ] correlation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relatorDAOImpl.CorrelatorDAOImpl( String correlatorKey , ProcessDAOImpl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orDAOImpl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removeRoutes( String routeGroupId , ProcessInstanceDAO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removeLocalRoutes( String routeGroupId , ProcessInstanceDAO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relatorDAOImpl.addRoute( String routeGroupId , ProcessInstanceDAO target , int index , CorrelationKey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relatorDAOImpl.findRoute( CorrelationKey correlatio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